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1" table:default-cell-style-name="ce10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1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voucher_desc']" xlink:type="simple">date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1"/>
        </table:table-row>
        <table:table-row table:style-name="ro5">
          <table:table-cell table:number-columns-repeated="10"/>
          <table:table-cell table:style-name="ce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"/>
          <table:table-cell table:style-name="Default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05T13:46:54</dc:date>
    <dc:creator>Dev127 </dc:creator>
    <meta:editing-duration>PT1H39M25S</meta:editing-duration>
    <meta:editing-cycles>64</meta:editing-cycles>
    <meta:document-statistic meta:table-count="3" meta:cell-count="37" meta:object-count="0"/>
  </office:meta>
</office:document-meta>
</file>